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2" svg:font-family="Tahoma"/>
    <style:font-face style:name="DejaVu Sans" svg:font-family="'DejaVu Sans'" style:font-family-generic="swiss"/>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10.723cm" table:align="left"/>
    </style:style>
    <style:style style:name="Tabla6.A" style:family="table-column">
      <style:table-column-properties style:column-width="7.938cm"/>
    </style:style>
    <style:style style:name="Tabla6.B" style:family="table-column">
      <style:table-column-properties style:column-width="2.785cm"/>
    </style:style>
    <style:style style:name="Tabla6.A1" style:family="table-cell">
      <style:table-cell-properties style:vertical-align="middle" fo:padding="0.049cm" fo:border="none"/>
    </style:style>
    <style:style style:name="P1" style:family="paragraph" style:parent-style-name="Table_20_Contents">
      <style:paragraph-properties fo:text-align="center" style:justify-single-word="false"/>
    </style:style>
    <style:style style:name="P2" style:family="paragraph" style:parent-style-name="Heading_20_3">
      <style:paragraph-properties fo:margin-top="0.423cm" fo:margin-bottom="0.212cm" fo:keep-with-next="always"/>
    </style:style>
    <style:style style:name="P3"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4"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8" style:family="paragraph" style:parent-style-name="Text_20_body">
      <style:paragraph-properties fo:padding="0cm" fo:border="none"/>
    </style:style>
    <style:style style:name="P9" style:family="paragraph" style:parent-style-name="Subtitle">
      <style:paragraph-properties fo:padding="0cm" fo:border="none"/>
    </style:style>
    <style:style style:name="P10" style:family="paragraph" style:parent-style-name="Title" style:master-page-name="">
      <style:paragraph-properties style:page-number="auto" fo:padding="0cm" fo:border="none"/>
    </style:style>
    <style:style style:name="P11"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justify" style:justify-single-word="false"/>
      <style:text-properties fo:language="zxx" fo:country="none" style:language-asian="zxx" style:country-asian="none"/>
    </style:style>
    <style:style style:name="P14" style:family="paragraph" style:parent-style-name="Hoja_20_de_20_Control">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break-before="page"/>
    </style:style>
    <style:style style:name="P22"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3" style:family="paragraph" style:parent-style-name="Contents_20_1">
      <style:paragraph-properties>
        <style:tab-stops>
          <style:tab-stop style:position="15.9cm" style:type="right" style:leader-style="dotted" style:leader-text="."/>
        </style:tab-stops>
      </style:paragraph-properties>
    </style:style>
    <style:style style:name="P24" style:family="paragraph" style:parent-style-name="Nota_20_al_20_pié">
      <style:paragraph-properties fo:text-align="start" style:justify-single-word="false"/>
    </style:style>
    <style:style style:name="P25" style:family="paragraph" style:parent-style-name="Contents_20_2">
      <style:paragraph-properties>
        <style:tab-stops>
          <style:tab-stop style:position="15.501cm" style:type="right" style:leader-style="dotted" style:leader-text="."/>
        </style:tab-stops>
      </style:paragraph-properties>
    </style:style>
    <style:style style:name="P26" style:family="paragraph" style:parent-style-name="Contents_20_3">
      <style:paragraph-properties>
        <style:tab-stops>
          <style:tab-stop style:position="15.002cm" style:type="right" style:leader-style="dotted" style:leader-text="."/>
        </style:tab-stops>
      </style:paragraph-properties>
    </style:style>
    <style:style style:name="P27" style:family="paragraph" style:parent-style-name="Standard" style:master-page-name="Portada">
      <style:paragraph-properties style:page-number="auto"/>
    </style:style>
    <style:style style:name="P28" style:family="paragraph" style:parent-style-name="Heading" style:master-page-name="Standard">
      <style:paragraph-properties style:page-number="auto"/>
    </style:style>
    <style:style style:name="P29" style:family="paragraph" style:parent-style-name="Table_20_Contents">
      <style:paragraph-properties fo:text-align="center" style:justify-single-word="false"/>
    </style:style>
    <style:style style:name="P30" style:family="paragraph" style:parent-style-name="Heading_20_3">
      <style:text-properties style:font-name-asian="MS Mincho" style:font-name-complex="Tahoma1"/>
    </style:style>
    <style:style style:name="P31" style:family="paragraph" style:parent-style-name="Heading_20_3">
      <style:paragraph-properties fo:margin-top="0.423cm" fo:margin-bottom="0.212cm" fo:keep-with-next="always"/>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sian="MS Mincho" style:font-name-complex="Tahoma1"/>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style:font-name-asian="MS Mincho" style:font-name-complex="Tahoma1"/>
    </style:style>
    <style:style style:name="T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tracked-changes>
        <text:changed-region text:id="ct172119240">
          <text:deletion>
            <office:change-info>
              <dc:creator>JSM</dc:creator>
              <dc:date>2015-06-24T11:47:00</dc:date>
            </office:change-info>
            <text:p text:style-name="P1">04</text:p>
          </text:deletion>
        </text:changed-region>
        <text:changed-region text:id="ct172172328">
          <text:insertion>
            <office:change-info>
              <dc:creator>JSM</dc:creator>
              <dc:date>2015-06-24T11:47:00</dc:date>
            </office:change-info>
          </text:insertion>
        </text:changed-region>
        <text:changed-region text:id="ct172165960">
          <text:insertion>
            <office:change-info>
              <dc:creator>JSM</dc:creator>
              <dc:date>2015-06-24T11:47:00</dc:date>
            </office:change-info>
          </text:insertion>
        </text:changed-region>
        <text:changed-region text:id="ct171558456">
          <text:deletion>
            <office:change-info>
              <dc:creator>JSM</dc:creator>
              <dc:date>2015-06-24T11:47:00</dc:date>
            </office:change-info>
            <text:p text:style-name="P1">04</text:p>
          </text:deletion>
        </text:changed-region>
        <text:changed-region text:id="ct172177552">
          <text:insertion>
            <office:change-info>
              <dc:creator>JSM</dc:creator>
              <dc:date>2015-06-24T11:47:00</dc:date>
            </office:change-info>
          </text:insertion>
        </text:changed-region>
        <text:changed-region text:id="ct169588776">
          <text:insertion>
            <office:change-info>
              <dc:creator>JSM</dc:creator>
              <dc:date>2015-06-24T11:47:00</dc:date>
            </office:change-info>
          </text:insertion>
        </text:changed-region>
        <text:changed-region text:id="ct169179952">
          <text:insertion>
            <office:change-info>
              <dc:creator>JSM</dc:creator>
              <dc:date>2015-06-24T11:48:00</dc:date>
            </office:change-info>
          </text:insertion>
        </text:changed-region>
        <text:changed-region text:id="ct160741248">
          <text:deletion>
            <office:change-info>
              <dc:creator>JSM</dc:creator>
              <dc:date>2015-06-24T11:48:00</dc:date>
            </office:change-info>
            <text:p text:style-name="Text_20_body"><text:s/>La solución </text:p>
          </text:deletion>
        </text:changed-region>
        <text:changed-region text:id="ct171558288">
          <text:deletion>
            <office:change-info>
              <dc:creator>JSM</dc:creator>
              <dc:date>2015-06-24T11:47:00</dc:date>
            </office:change-info>
            <text:p text:style-name="Text_20_body">pasaría por </text:p>
          </text:deletion>
        </text:changed-region>
        <text:changed-region text:id="ct171751528">
          <text:deletion>
            <office:change-info>
              <dc:creator>JSM</dc:creator>
              <dc:date>2015-06-24T11:48:00</dc:date>
            </office:change-info>
            <text:p text:style-name="Text_20_body">eliminar estos permisos en el mismo instante que se eliminan los otros.</text:p>
          </text:deletion>
        </text:changed-region>
        <text:changed-region text:id="ct158245936">
          <text:deletion>
            <office:change-info>
              <dc:creator>JSM</dc:creator>
              <dc:date>2015-06-24T11:51:00</dc:date>
            </office:change-info>
            <text:p text:style-name="Text_20_body">Se trata de un error, hay que incluir en la versión el plugin en la última versión homologada para que el usuario pueda descargarla de ahí directamente.</text:p>
          </text:deletion>
        </text:changed-region>
        <text:changed-region text:id="ct160180360">
          <text:insertion>
            <office:change-info>
              <dc:creator>JSM</dc:creator>
              <dc:date>2015-06-24T11:51:00</dc:date>
            </office:change-info>
          </text:insertion>
        </text:changed-region>
        <text:changed-region text:id="ct172001632">
          <text:insertion>
            <office:change-info>
              <dc:creator>JSM</dc:creator>
              <dc:date>2015-06-24T11:52:00</dc:date>
            </office:change-info>
          </text:insertion>
        </text:changed-region>
        <text:changed-region text:id="ct172197200">
          <text:insertion>
            <office:change-info>
              <dc:creator>JSM</dc:creator>
              <dc:date>2015-06-24T11:54:00</dc:date>
            </office:change-info>
          </text:insertion>
        </text:changed-region>
        <text:changed-region text:id="ct163365856">
          <text:deletion>
            <office:change-info>
              <dc:creator>JSM</dc:creator>
              <dc:date>2015-06-24T11:54:00</dc:date>
            </office:change-info>
            <text:p text:style-name="Text_20_body">AG@TA con la versión actual </text:p>
          </text:deletion>
        </text:changed-region>
        <text:changed-region text:id="ct172167488">
          <text:insertion>
            <office:change-info>
              <dc:creator>JSM</dc:creator>
              <dc:date>2015-06-24T11:55:00</dc:date>
            </office:change-info>
          </text:insertion>
        </text:changed-region>
        <text:changed-region text:id="ct172167392">
          <text:deletion>
            <office:change-info>
              <dc:creator>JSM</dc:creator>
              <dc:date>2015-06-24T11:55:00</dc:date>
            </office:change-info>
            <text:p text:style-name="Text_20_body">, e</text:p>
          </text:deletion>
        </text:changed-region>
        <text:changed-region text:id="ct163362472">
          <text:insertion>
            <office:change-info>
              <dc:creator>JSM</dc:creator>
              <dc:date>2015-06-24T11:55:00</dc:date>
            </office:change-info>
          </text:insertion>
        </text:changed-region>
        <text:changed-region text:id="ct163632520">
          <text:deletion>
            <office:change-info>
              <dc:creator>JSM</dc:creator>
              <dc:date>2015-06-24T11:55:00</dc:date>
            </office:change-info>
            <text:p text:style-name="Text_20_body">AG@TA</text:p>
          </text:deletion>
        </text:changed-region>
        <text:changed-region text:id="ct171006200">
          <text:insertion>
            <office:change-info>
              <dc:creator>JSM</dc:creator>
              <dc:date>2015-06-24T11:55:00</dc:date>
            </office:change-info>
          </text:insertion>
        </text:changed-region>
        <text:changed-region text:id="ct164379408">
          <text:insertion>
            <office:change-info>
              <dc:creator>JSM</dc:creator>
              <dc:date>2015-06-24T11:56:00</dc:date>
            </office:change-info>
          </text:insertion>
        </text:changed-region>
        <text:changed-region text:id="ct164295592">
          <text:deletion>
            <office:change-info>
              <dc:creator>JSM</dc:creator>
              <dc:date>2015-06-24T11:57:00</dc:date>
            </office:change-info>
            <text:p text:style-name="Text_20_body">, lo cual es un problema de seguridad porque entre otras cosas va la clave del usuario ldap que realiza el envío</text:p>
          </text:deletion>
        </text:changed-region>
        <text:changed-region text:id="ct171993880">
          <text:deletion>
            <office:change-info>
              <dc:creator>JSM</dc:creator>
              <dc:date>2015-06-24T11:58:00</dc:date>
            </office:change-info>
            <text:p text:style-name="Text_20_body">análoga </text:p>
          </text:deletion>
        </text:changed-region>
        <text:changed-region text:id="ct167711352">
          <text:insertion>
            <office:change-info>
              <dc:creator>JSM</dc:creator>
              <dc:date>2015-06-24T11:58:00</dc:date>
            </office:change-info>
          </text:insertion>
        </text:changed-region>
        <text:changed-region text:id="ct171845712">
          <text:deletion>
            <office:change-info>
              <dc:creator>JSM</dc:creator>
              <dc:date>2015-06-24T11:58:00</dc:date>
            </office:change-info>
            <text:p text:style-name="Text_20_body">La idea es utilizar </text:p>
          </text:deletion>
        </text:changed-region>
        <text:changed-region text:id="ct172210144">
          <text:insertion>
            <office:change-info>
              <dc:creator>JSM</dc:creator>
              <dc:date>2015-06-24T11:58:00</dc:date>
            </office:change-info>
          </text:insertion>
        </text:changed-region>
        <text:changed-region text:id="ct167401872">
          <text:deletion>
            <office:change-info>
              <dc:creator>JSM</dc:creator>
              <dc:date>2015-06-24T11:58:00</dc:date>
            </office:change-info>
            <text:p text:style-name="Text_20_body">literal </text:p>
          </text:deletion>
        </text:changed-region>
        <text:changed-region text:id="ct171803744">
          <text:insertion>
            <office:change-info>
              <dc:creator>JSM</dc:creator>
              <dc:date>2015-06-24T11:58:00</dc:date>
            </office:change-info>
          </text:insertion>
        </text:changed-region>
        <text:changed-region text:id="ct163363976">
          <text:insertion>
            <office:change-info>
              <dc:creator>JSM</dc:creator>
              <dc:date>2015-06-24T11:59:00</dc:date>
            </office:change-info>
          </text:insertion>
        </text:changed-region>
        <text:changed-region text:id="ct165632176">
          <text:deletion>
            <office:change-info>
              <dc:creator>JSM</dc:creator>
              <dc:date>2015-06-24T12:01:00</dc:date>
            </office:change-info>
            <text:p text:style-name="Text_20_body"><text:span text:style-name="T1"/></text:p>
            <text:p text:style-name="Text_20_body"/>
          </text:deletion>
        </text:changed-region>
        <text:changed-region text:id="ct174759560">
          <text:insertion>
            <office:change-info>
              <dc:creator>JSM</dc:creator>
              <dc:date>2015-06-24T12:05:00</dc:date>
            </office:change-info>
          </text:insertion>
        </text:changed-region>
        <text:changed-region text:id="ct175963672">
          <text:deletion>
            <office:change-info>
              <dc:creator>JSM</dc:creator>
              <dc:date>2015-06-24T12:01:00</dc:date>
            </office:change-info>
            <text:p text:style-name="Text_20_body"/>
            <text:p text:style-name="Text_20_body"/>
            <text:p text:style-name="Text_20_body"/>
            <text:p text:style-name="Text_20_body"/>
            <text:p text:style-name="Text_20_body"/>
            <text:h text:style-name="P2" text:outline-level="3" text:is-list-header="true"/>
            <text:p text:style-name="Text_20_body"><text:span text:style-name="T1"/></text:p>
          </text:deletion>
        </text:changed-region>
      </text:tracked-changes>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7"/>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ubject>AGATAv2</text:subject></text:p>
      <text:p text:style-name="P10">Notas de Versión</text:p>
      <text:p text:style-name="P9"/>
      <text:p text:style-name="P8"/>
      <text:p text:style-name="P8"/>
      <text:p text:style-name="P8"/>
      <text:p text:style-name="P8"/>
      <text:p text:style-name="Nota_20_al_20_pié">Versión: <text:keywords>0100</text:keywords></text:p>
      <text:p text:style-name="Nota_20_al_20_pié">Fecha: 23/04/2015</text:p>
      <text:p text:style-name="Nota_20_al_20_pié"/>
      <text:p text:style-name="Nota_20_al_20_pié"/>
      <text:p text:style-name="P24"/>
      <table:table table:name="Tabla5" table:style-name="Tabla5">
        <table:table-column table:style-name="Tabla5.A"/>
        <table:table-row>
          <table:table-cell table:style-name="Tabla5.A1" office:value-type="string">
            <text:p text:style-name="P2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8"/>
      <text:p text:style-name="P14">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5">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5">Proyecto</text:p>
          </table:table-cell>
          <table:table-cell table:style-name="Tabla1.B2"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5">Entregable</text:p>
          </table:table-cell>
          <table:table-cell table:style-name="Tabla1.B2" table:number-columns-spanned="3" office:value-type="string">
            <text:p text:style-name="Table_20_Contents"><text:title>Notas de Versión</text:title></text:p>
          </table:table-cell>
          <table:covered-table-cell/>
          <table:covered-table-cell/>
        </table:table-row>
        <table:table-row>
          <table:table-cell table:style-name="Tabla1.A2" office:value-type="string">
            <text:p text:style-name="P15">Autor</text:p>
          </table:table-cell>
          <table:table-cell table:style-name="Tabla1.B2" table:number-columns-spanned="3" office:value-type="string">
            <text:p text:style-name="P18"><text:user-defined text:name="Autor">Consejería de Hacienda y Administración Pública</text:user-defined></text:p>
          </table:table-cell>
          <table:covered-table-cell/>
          <table:covered-table-cell/>
        </table:table-row>
        <table:table-row>
          <table:table-cell table:style-name="Tabla1.A2" office:value-type="string">
            <text:p text:style-name="P15">Versión/Edición</text:p>
          </table:table-cell>
          <table:table-cell table:style-name="Tabla1.B5" office:value-type="string">
            <text:p text:style-name="Table_20_Contents"><text:keywords>0100</text:keywords></text:p>
          </table:table-cell>
          <table:table-cell table:style-name="Tabla1.A2" office:value-type="string">
            <text:p text:style-name="P15">Fecha Versión</text:p>
          </table:table-cell>
          <table:table-cell table:style-name="Tabla1.B2" office:value-type="string">
            <text:p text:style-name="P1">23/<text:change text:change-id="ct172119240"/><text:change-start text:change-id="ct172172328"/>06<text:change-end text:change-id="ct172172328"/>/2015</text:p>
          </table:table-cell>
        </table:table-row>
        <table:table-row>
          <table:table-cell table:style-name="Tabla1.A2" office:value-type="string">
            <text:p text:style-name="P15">Aprobado por</text:p>
          </table:table-cell>
          <table:table-cell table:style-name="Tabla1.B5" office:value-type="string">
            <text:p text:style-name="Table_20_Contents"><text:change-start text:change-id="ct172165960"/>Jorge Sánchez Martín<text:change-end text:change-id="ct172165960"/></text:p>
          </table:table-cell>
          <table:table-cell table:style-name="Tabla1.A2" office:value-type="string">
            <text:p text:style-name="P15">Fecha Aprobación</text:p>
          </table:table-cell>
          <table:table-cell table:style-name="Tabla1.B2" office:value-type="string">
            <text:p text:style-name="P1">23/<text:change text:change-id="ct171558456"/><text:change-start text:change-id="ct172177552"/>06<text:change-end text:change-id="ct172177552"/>/2015</text:p>
          </table:table-cell>
        </table:table-row>
        <table:table-row>
          <table:table-cell table:style-name="Tabla1.B5" office:value-type="string">
            <text:p text:style-name="P15"/>
          </table:table-cell>
          <table:table-cell table:style-name="Tabla1.B5" office:value-type="string">
            <text:p text:style-name="Table_20_Contents"/>
          </table:table-cell>
          <table:table-cell table:style-name="Tabla1.A2" office:value-type="string">
            <text:p text:style-name="P15">Nº Total de Páginas</text:p>
          </table:table-cell>
          <table:table-cell table:style-name="Tabla1.B2" office:value-type="string">
            <text:p text:style-name="P1"><text:page-count>8</text:page-count></text:p>
          </table:table-cell>
        </table:table-row>
      </table:table>
      <text:p text:style-name="Standard"/>
      <text:p text:style-name="P12"/>
      <text:p text:style-name="P1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6">Versión</text:p>
          </table:table-cell>
          <table:table-cell table:style-name="Tabla3.A1" office:value-type="string">
            <text:p text:style-name="P16">Causa del Cambio</text:p>
          </table:table-cell>
          <table:table-cell table:style-name="Tabla3.A1" office:value-type="string">
            <text:p text:style-name="P16">Responsable del Cambio</text:p>
          </table:table-cell>
          <table:table-cell table:style-name="Tabla3.D1" office:value-type="string">
            <text:p text:style-name="P16">Fecha del Cambio</text:p>
          </table:table-cell>
        </table:table-row>
        <table:table-row>
          <table:table-cell table:style-name="Tabla3.A2" office:value-type="float" office:value="100">
            <text:p text:style-name="P1">0100</text:p>
          </table:table-cell>
          <table:table-cell table:style-name="Tabla3.B2" office:value-type="string">
            <text:p text:style-name="P1">Versión inicial</text:p>
          </table:table-cell>
          <table:table-cell table:style-name="Tabla3.B2" office:value-type="string">
            <text:p text:style-name="P19">Lara Expósito, Verónica</text:p>
          </table:table-cell>
          <table:table-cell table:style-name="Tabla3.D2" office:value-type="string">
            <text:p text:style-name="P1">23/04/2015</text:p>
          </table:table-cell>
        </table:table-row>
        <table:table-row>
          <table:table-cell table:style-name="Tabla3.B2" office:value-type="string">
            <text:p text:style-name="P1"/>
          </table:table-cell>
          <table:table-cell table:style-name="Tabla3.B2" office:value-type="string">
            <text:p text:style-name="P1"/>
          </table:table-cell>
          <table:table-cell table:style-name="Tabla3.B2" office:value-type="string">
            <text:p text:style-name="P1"/>
          </table:table-cell>
          <table:table-cell table:style-name="Tabla3.D2" office:value-type="string">
            <text:p text:style-name="P1"/>
          </table:table-cell>
        </table:table-row>
        <table:table-row>
          <table:table-cell table:style-name="Tabla3.B2" office:value-type="string">
            <text:p text:style-name="P1"/>
          </table:table-cell>
          <table:table-cell table:style-name="Tabla3.B2" office:value-type="string">
            <text:p text:style-name="P1"/>
          </table:table-cell>
          <table:table-cell table:style-name="Tabla3.B2" office:value-type="string">
            <text:p text:style-name="P1"/>
          </table:table-cell>
          <table:table-cell table:style-name="Tabla3.D2" office:value-type="string">
            <text:p text:style-name="P1"/>
          </table:table-cell>
        </table:table-row>
      </table:table>
      <text:p text:style-name="Standard"/>
      <text:p text:style-name="P12"/>
      <text:p text:style-name="P12">CONTROL DE DISTRIBUCIÓN</text:p>
      <text:p text:style-name="Standard"/>
      <table:table table:name="Tabla4" table:style-name="Tabla4">
        <table:table-column table:style-name="Tabla4.A"/>
        <table:table-row>
          <table:table-cell table:style-name="Tabla4.A1" office:value-type="string">
            <text:p text:style-name="P15">Nombre y Apellidos</text:p>
          </table:table-cell>
        </table:table-row>
        <table:table-row>
          <table:table-cell table:style-name="Tabla4.A2" office:value-type="string">
            <text:p text:style-name="P18"/>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3"><text:a xlink:type="simple" xlink:href="#__RefHeading__10948_300738085" text:style-name="Internet_20_link" text:visited-style-name="Internet_20_link">1 INTRODUCCIÓN<text:tab/>4</text:a></text:p>
          <text:p text:style-name="P23"><text:a xlink:type="simple" xlink:href="#__RefHeading__10954_300738085" text:style-name="Internet_20_link" text:visited-style-name="Internet_20_link">2 Principales novedades de la versión<text:tab/>5</text:a></text:p>
          <text:p text:style-name="P25"><text:a xlink:type="simple" xlink:href="#__RefHeading__5803_468051698" text:style-name="Internet_20_link" text:visited-style-name="Internet_20_link">2.1 Corrección de fallos y defectos<text:tab/>5</text:a></text:p>
          <text:p text:style-name="P26"><text:a xlink:type="simple" xlink:href="#__RefHeading__5013_434461995" text:style-name="Internet_20_link" text:visited-style-name="Internet_20_link">2.1.1 Errores en el borrado de usuarios del SAD-SSTT.<text:tab/>5</text:a></text:p>
          <text:p text:style-name="P26"><text:a xlink:type="simple" xlink:href="#__RefHeading__862_980595272" text:style-name="Internet_20_link" text:visited-style-name="Internet_20_link">2.1.2 Incluir versión correcta del plugin para desacarga en el html de ayuda.<text:tab/>5</text:a></text:p>
          <text:p text:style-name="P26"><text:a xlink:type="simple" xlink:href="#__RefHeading__864_980595272" text:style-name="Internet_20_link" text:visited-style-name="Internet_20_link">2.1.3 Tras exportar la agenda de un usuario no funciona la importación de la misma via web.<text:tab/>5</text:a></text:p>
          <text:p text:style-name="P26"><text:a xlink:type="simple" xlink:href="#__RefHeading__866_980595272" text:style-name="Internet_20_link" text:visited-style-name="Internet_20_link">2.1.4 Sincronización lenta de citas a pesar de estar bloqueadas.<text:tab/>5</text:a></text:p>
          <text:p text:style-name="P26"><text:a xlink:type="simple" xlink:href="#__RefHeading__868_980595272" text:style-name="Internet_20_link" text:visited-style-name="Internet_20_link">2.1.5 Control en la longitud de los campos en la sincronización.<text:tab/>6</text:a></text:p>
          <text:p text:style-name="P26"><text:a xlink:type="simple" xlink:href="#__RefHeading__870_980595272" text:style-name="Internet_20_link" text:visited-style-name="Internet_20_link">2.1.6 Defectos instalabilidad – Valor inicializados de parámetros en sad-service.xml<text:tab/>6</text:a></text:p>
          <text:p text:style-name="P26"><text:a xlink:type="simple" xlink:href="#__RefHeading__872_980595272" text:style-name="Internet_20_link" text:visited-style-name="Internet_20_link">2.1.7 Error no controlado al pulsar “Entrar” en la ventana de login sin datos<text:tab/>6</text:a></text:p>
          <text:p text:style-name="P26"><text:a xlink:type="simple" xlink:href="#__RefHeading__874_980595272" text:style-name="Internet_20_link" text:visited-style-name="Internet_20_link">2.1.8 Sondeos: Los comentarios no siguen ningún orden lógico<text:tab/>6</text:a></text:p>
          <text:p text:style-name="P26"><text:a xlink:type="simple" xlink:href="#__RefHeading__876_980595272" text:style-name="Internet_20_link" text:visited-style-name="Internet_20_link">2.1.9 Problemas al imprimir desde AGATA<text:tab/>6</text:a></text:p>
          <text:p text:style-name="P26"><text:a xlink:type="simple" xlink:href="#__RefHeading__878_980595272" text:style-name="Internet_20_link" text:visited-style-name="Internet_20_link"><text:tab/>7</text:a></text:p>
          <text:p text:style-name="P25"><text:a xlink:type="simple" xlink:href="#__RefHeading__5813_468051698" text:style-name="Internet_20_link" text:visited-style-name="Internet_20_link">2.2 Nuevos requisitos implementados<text:tab/>7</text:a></text:p>
          <text:p text:style-name="P26"><text:a xlink:type="simple" xlink:href="#__RefHeading__2025_980595272" text:style-name="Internet_20_link" text:visited-style-name="Internet_20_link">2.2.1 Problema de Seguridad AGATA<text:tab/>7</text:a></text:p>
          <text:p text:style-name="P26"><text:a xlink:type="simple" xlink:href="#__RefHeading__5017_434461995" text:style-name="Internet_20_link" text:visited-style-name="Internet_20_link">2.2.2 Mejorar logs para identificar con precisión el elemento PIM que provoca un error.<text:tab/>7</text:a></text:p>
          <text:p text:style-name="P26"><text:a xlink:type="simple" xlink:href="#__RefHeading__5019_434461995" text:style-name="Internet_20_link" text:visited-style-name="Internet_20_link">2.2.3 Ventana de sincronización para la interfaz DAV<text:tab/>7</text:a></text:p>
        </text:index-body>
      </text:table-of-content>
      <text:p text:style-name="Text_20_body"/>
      <text:p text:style-name="P22"><text:s/></text:p>
      <text:p text:style-name="P22"/>
      <text:h text:style-name="Heading_20_1" text:outline-level="1"><text:bookmark text:name="__RefHeading__10948_300738085"/>INTRODUCCIÓN<text:bookmark-end text:name="__RefHeading__10948_300738085"/></text:h>
      <text:p text:style-name="Text_20_body"><text:tab/>El presente documento pretende enumerar de manera breve los principales cambios introducidos en la actual versión de AGATAv2 de manera que sirva como referencia para el CAU de primer nivel y responsables de AGATAv2 en cada Consejería u Organismo.</text:p>
      <text:p text:style-name="Text_20_body"/>
      <text:p text:style-name="P13"/>
      <text:h text:style-name="Heading_20_2" text:outline-level="2" text:is-list-header="true"/>
      <text:h text:style-name="Heading_20_1" text:outline-level="1"><text:bookmark text:name="__RefHeading__10954_300738085"/>Principales novedades de la versión<text:bookmark-end text:name="__RefHeading__10954_300738085"/></text:h>
      <text:h text:style-name="Heading_20_2" text:outline-level="2"><text:bookmark text:name="__RefHeading__5803_468051698"/>Corrección de fallos y defectos<text:bookmark-end text:name="__RefHeading__5803_468051698"/></text:h>
      <text:h text:style-name="Heading_20_3" text:outline-level="3"><text:bookmark text:name="__RefHeading__5013_434461995"/>Errores en el borrado de usuarios del SAD-SSTT.<text:bookmark-end text:name="__RefHeading__5013_434461995"/></text:h>
      <text:p text:style-name="Text_20_body">Error durante el proceso de borrado de los usuarios. </text:p>
      <text:p text:style-name="Text_20_body">Este error se produce únicamente en el caso de que el usuario que se desee eliminar tenga concedidos permisos de gestión de categoría a otro usuario.</text:p>
      <text:p text:style-name="Text_20_body">Cuando un usuario se marca para borrado, automáticamente se establece como inactivo y al guardarlo se eliminan los permisos que tiene asociados, salvo los de gestión de categorías.<text:change-start text:change-id="ct169588776"/> Mediante la corrección, los permisos <text:change-end text:change-id="ct169588776"/><text:change-start text:change-id="ct169179952"/>sobre categorías se eliminan en la misma operación.<text:change-end text:change-id="ct169179952"/><text:change text:change-id="ct160741248"/><text:change text:change-id="ct171558288"/><text:change text:change-id="ct171751528"/></text:p>
      <text:h text:style-name="Heading_20_3" text:outline-level="3"><text:bookmark text:name="__RefHeading__862_980595272"/>Incluir versión correcta del plugin para descarga en el html de ayuda.<text:bookmark-end text:name="__RefHeading__862_980595272"/></text:h>
      <text:p text:style-name="Text_20_body">En la guía de usuario de la página de ayuda <text:a xlink:type="simple" xlink:href="https://agenda-sstt.junta-andalucia.es/doc/docs/AGA001E-SAD_GU_GuiaUsuarioDAVTB_0105.pdf">https://agenda-sstt.junta-andalucia.es/doc/docs/AGA001E-SAD_GU_GuiaUsuarioDAVTB_0105.pdf</text:a> especifica que se use Agata-lightning 2.6 pero la descargable es la 1.9 <text:a xlink:type="simple" xlink:href="https://agenda-sstt.junta-andalucia.es/doc/bin/lightning-1.9.1-sm+tb-linux.xpi">https://agenda-sstt.junta-andalucia.es/doc/bin/lightning-1.9.1-sm+tb-linux.xpi</text:a><text:line-break/><text:change text:change-id="ct158245936"/></text:p>
      <text:p text:style-name="Text_20_body">Se modifica la documentación<text:change-start text:change-id="ct160180360"/> para incluir ambas versiones de cliente de correo y plugin de gestión de calendario<text:change-end text:change-id="ct160180360"/>.</text:p>
      <text:h text:style-name="Heading_20_3" text:outline-level="3"><text:bookmark text:name="__RefHeading__864_980595272"/>Tras exportar la agenda de un usuario no funciona la importación de la misma vía web.<text:bookmark-end text:name="__RefHeading__864_980595272"/></text:h>
      <text:p text:style-name="Text_20_body">Problemas para importa una agenda vía web a partir del export de esa misma agenda. Se corrige para que se pueda importar.<text:change-start text:change-id="ct172001632"/><office:annotation><dc:creator>JSM</dc:creator><dc:date>2015-06-24T11:52:03</dc:date><text:p text:style-name="P32"><text:span text:style-name="T4">No se ha corregido.</text:span></text:p><text:p text:style-name="P32"><text:span text:style-name="T4"/></text:p><text:p text:style-name="P32"><text:span text:style-name="T4">Borrar si es así.</text:span></text:p></office:annotation><text:change-end text:change-id="ct172001632"/></text:p>
      <text:h text:style-name="P30" text:outline-level="3"><text:bookmark text:name="__RefHeading__866_980595272"/>Sincronización lenta de citas a pesar de estar bloqueadas.<text:bookmark-end text:name="__RefHeading__866_980595272"/></text:h>
      <text:p text:style-name="Text_20_body">El problema se presenta cuando se realiza de forma simultánea la sincronización de varios contenedores, haciendo uno de ellos una sincronización lenta y otro una sincronización rápida.</text:p>
      <text:p text:style-name="Text_20_body">En esta situación, se diferencian correctamente el tipo de sincronización realizada por cada contenedor, pero se produce un error al generar el correo de notificación de sincronización lenta. Éste correo tiene en cuenta todos los elementos que intervienen en la sincronización, tanto rápida como lenta, cuando únicamente debería de mostrar los elementos del contenedor que realiza la sincronización lenta.</text:p>
      <text:p text:style-name="Text_20_body"><text:soft-page-break/>Se modifica para que solo muestre los elementos del contenedor que realiza la sincronización lenta.</text:p>
      <text:p text:style-name="Text_20_body"/>
      <text:h text:style-name="Heading_20_3" text:outline-level="3"><text:bookmark text:name="__RefHeading__868_980595272"/>Control en la longitud de los campos en la sincronización.<text:bookmark-end text:name="__RefHeading__868_980595272"/></text:h>
      <text:p text:style-name="Text_20_body">Correctivo relacionado con un bug en la sincronización de contactos que provoca que se interrumpa la sincronización en caso de que un campo tenga una longitud superior a la permitida por la base de datos.</text:p>
      <text:p text:style-name="Text_20_body"/>
      <text:h text:style-name="P30" text:outline-level="3"><text:bookmark text:name="__RefHeading__870_980595272"/>Defectos instalabilidad – Valor inicializados de parámetros en sad-service.xml<text:bookmark-end text:name="__RefHeading__870_980595272"/></text:h>
      <text:p text:style-name="Text_20_body"/>
      <text:p text:style-name="Text_20_body">Se ha localizado que existen parámetros que, según se indica mediante un comentario, no deben estar configurados y que aparecen inicializados. Se ha procedido a la eliminación del valor inicializado.</text:p>
      <table:table table:name="Tabla6" table:style-name="Tabla6">
        <table:table-column table:style-name="Tabla6.A"/>
        <table:table-column table:style-name="Tabla6.B"/>
        <table:table-row>
          <table:table-cell table:style-name="Tabla6.A1" office:value-type="string">
            <text:p text:style-name="Table_20_Contents">Parámetro</text:p>
          </table:table-cell>
          <table:table-cell table:style-name="Tabla6.A1" office:value-type="string">
            <text:p text:style-name="Table_20_Contents">Valor</text:p>
          </table:table-cell>
        </table:table-row>
        <table:table-row>
          <table:table-cell table:style-name="Tabla6.A1" office:value-type="string">
            <text:p text:style-name="Table_20_Contents">sad/sad.hibernate.search.default.indexBase</text:p>
          </table:table-cell>
          <table:table-cell table:style-name="Tabla6.A1" office:value-type="string">
            <text:p text:style-name="Table_20_Contents">target/indexes</text:p>
          </table:table-cell>
        </table:table-row>
        <table:table-row>
          <table:table-cell table:style-name="Tabla6.A1" office:value-type="string">
            <text:p text:style-name="Table_20_Contents">sad/sad.hibernate.hbm2ddl.auto</text:p>
          </table:table-cell>
          <table:table-cell table:style-name="Tabla6.A1" office:value-type="string">
            <text:p text:style-name="Table_20_Contents">update</text:p>
          </table:table-cell>
        </table:table-row>
      </table:table>
      <text:p text:style-name="Text_20_body"/>
      <text:h text:style-name="P30" text:outline-level="3"><text:bookmark text:name="__RefHeading__872_980595272"/>Error no controlado al pulsar “Entrar” en la ventana de login sin datos<text:bookmark-end text:name="__RefHeading__872_980595272"/></text:h>
      <text:p text:style-name="Text_20_body">En la ventana de login, en la sección de "Acceso mediante usuario y contraseña" si no rellenamos los datos de usuario/password y pulsamos Entrar, no valida los datos y provoca un error en el servidor que muestra una traza.<text:span text:style-name="T1"> </text:span></text:p>
      <text:h text:style-name="P30" text:outline-level="3"><text:bookmark text:name="__RefHeading__874_980595272"/>Sondeos: Los comentarios no siguen ningún orden lógico<text:bookmark-end text:name="__RefHeading__874_980595272"/></text:h>
      <text:p text:style-name="Text_20_body">Al introducir comentarios en los sondeos no se puede identificar ningún orden lógico.</text:p>
      <text:p text:style-name="Text_20_body"><text:span text:style-name="T1">S</text:span><text:span text:style-name="T1">e establece un orden cronológico, de mas reciente a mas antiguo.</text:span><text:change-start text:change-id="ct172197200"/><text:span text:style-name="T1"><office:annotation><dc:creator>JSM</dc:creator><dc:date>2015-06-24T11:54:19</dc:date><text:p text:style-name="P32"><text:span text:style-name="T4">No se ha corregido. Eliminar.</text:span></text:p></office:annotation></text:span><text:change-end text:change-id="ct172197200"/></text:p>
      <text:h text:style-name="P30" text:outline-level="3"><text:bookmark text:name="__RefHeading__876_980595272"/>Problemas al imprimir desde AGATA<text:bookmark-end text:name="__RefHeading__876_980595272"/></text:h>
      <text:p text:style-name="Text_20_body">Al imprimir agenda <text:change text:change-id="ct163365856"/>solo aparecen las casillas de verificación, sin poner el nombre del campo al que corresponde cada casilla<text:change-start text:change-id="ct172167488"/> (detectado en 2.11.1). <text:change-end text:change-id="ct172167488"/><text:change text:change-id="ct172167392"/><text:change-start text:change-id="ct163362472"/>E<text:change-end text:change-id="ct163362472"/>n versiones anteriores de <text:change text:change-id="ct163632520"/><text:change-start text:change-id="ct171006200"/>Agata<text:change-end text:change-id="ct171006200"/> constaba el nombre del campo que se seleccionaba.<text:line-break/>Se modifica para <text:s/>Navegador Mozilla Firefox 36.0.4<text:change-start text:change-id="ct164379408"/><office:annotation><dc:creator>JSM</dc:creator><dc:date>2015-06-24T11:56:15</dc:date><text:p text:style-name="P32"><text:span text:style-name="T4">¿Es necesario especificar esta versión o se puede poner de forma más general?</text:span></text:p></office:annotation><text:change-end text:change-id="ct164379408"/></text:p>
      <text:h text:style-name="P30" text:outline-level="3" text:is-list-header="true"><text:bookmark text:name="__RefHeading__878_980595272"/><text:soft-page-break/><text:s/><text:bookmark-end text:name="__RefHeading__878_980595272"/></text:h>
      <text:h text:style-name="Heading_20_2" text:outline-level="2"><text:bookmark text:name="__RefHeading__5813_468051698"/>Nuevos requisitos implementados<text:bookmark-end text:name="__RefHeading__5813_468051698"/></text:h>
      <text:p text:style-name="Text_20_body"/>
      <text:p text:style-name="Text_20_body"><text:tab/>A continuación se enumeran los nuevos requisitos implementados en la herramienta, para ampliar información sobre su uso debe consultar los manuales disponibles en la url http://agenda-sstt.junta-andalucia.es/doc</text:p>
      <text:h text:style-name="Heading_20_3" text:outline-level="3"><text:bookmark text:name="__RefHeading__2025_980595272"/>Problema de Seguridad AGATA <text:bookmark-end text:name="__RefHeading__2025_980595272"/></text:h>
      <text:p text:style-name="Text_20_body">Actualmente se usa autenticación en el envío de correos, pero no cifrado<text:change text:change-id="ct164295592"/>.</text:p>
      <text:p text:style-name="Text_20_body">Se modifica para que se use cifrado.</text:p>
      <text:h text:style-name="Heading_20_3" text:outline-level="3"><text:bookmark text:name="__RefHeading__5017_434461995"/>Mejorar logs para identificar con precisión el elemento PIM que provoca un error.<text:bookmark-end text:name="__RefHeading__5017_434461995"/></text:h>
      <text:p text:style-name="Text_20_body"/>
      <text:p text:style-name="Text_20_body">Se mejoran los logs para que, incluso con nivel de log ERROR, en caso de excepción, se trace la información suficiente sobre el elemento PIM que provoca el error de forma que se permita localizar para exportar dicha información.</text:p>
      <text:h text:style-name="Heading_20_3" text:outline-level="3"><text:bookmark text:name="__RefHeading__5019_434461995"/>Ventana de sincronización para la interfaz DAV<text:bookmark-end text:name="__RefHeading__5019_434461995"/></text:h>
      <text:p text:style-name="Text_20_body">El sistema dispondrá, como para la interfaz SyncML, de la posibilidad de configurar una ventana de sincronización para limitar el número de elementos enviados a los clientes de dicho protocolo (iOS, Thunderbird, ...).</text:p>
      <text:p text:style-name="Text_20_body">El valor de la ventana se controlará de forma <text:change text:change-id="ct171993880"/><text:change-start text:change-id="ct167711352"/>conjunta <text:change-end text:change-id="ct167711352"/>a la ventana de SyncML desde la ventana de preferencias. <text:change text:change-id="ct171845712"/><text:change-start text:change-id="ct172210144"/>Se utilizará <text:change-end text:change-id="ct172210144"/>el valor fijado en la ventana de sincronización actualmente existente, modificando el <text:change text:change-id="ct167401872"/><text:change-start text:change-id="ct171803744"/>texto <text:change-end text:change-id="ct171803744"/>correspondiente <text:change-start text:change-id="ct163363976"/>al control <text:change-end text:change-id="ct163363976"/>para que no haya confusión.</text:p>
      <text:p text:style-name="Text_20_body">El sistema tendrá un valor por defecto para esta ventana, que aplicará en el caso en el que el usuario no especifique ningún valor.<text:change text:change-id="ct165632176"/><text:change-start text:change-id="ct174759560"/><office:annotation><dc:creator>JSM</dc:creator><dc:date>2015-06-24T12:05:31</dc:date><text:p text:style-name="P32"><text:span text:style-name="T4">Meter la actualización de documentos (está en novedades y no aquí)</text:span></text:p></office:annotation><text:change-end text:change-id="ct174759560"/><text:change text:change-id="ct1759636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DejaVu Sans" svg:font-family="'DejaVu Sans'" style:font-family-generic="swiss"/>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6cm" fo:margin-left="0.053cm" fo:margin-right="0.051cm" table:align="margins" fo:background-color="#2787e8">
        <style:background-image/>
      </style:table-properties>
    </style:style>
    <style:style style:name="Tabla2.A" style:family="table-column">
      <style:table-column-properties style:column-width="2.45cm" style:rel-column-width="10100*"/>
    </style:style>
    <style:style style:name="Tabla2.B" style:family="table-column">
      <style:table-column-properties style:column-width="7.467cm" style:rel-column-width="30782*"/>
    </style:style>
    <style:style style:name="Tabla2.C" style:family="table-column">
      <style:table-column-properties style:column-width="5.98cm" style:rel-column-width="24653*"/>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7"><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v2</text:subject></text:p>
              <text:p text:style-name="MP3"><text:title>Notas de Versión</text:title></text:p>
            </table:table-cell>
            <table:table-cell table:style-name="Tabla2.C1" office:value-type="string">
              <text:p text:style-name="MP4"><text:s/><text:user-defined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5</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87</meta:editing-cycles>
    <meta:editing-duration>PT26H24M13S</meta:editing-duration>
    <dc:title>Notas de Versión</dc:title>
    <dc:date>2015-06-24T12:07:00</dc:date>
    <meta:generator>OpenOffice.org/3.2$Linux OpenOffice.org_project/320m12$Build-9483</meta:generator>
    <meta:keyword>0100</meta:keyword>
    <dc:subject>AGATAv2</dc:subject>
    <meta:print-date>2010-01-15T17:08:07</meta:print-date>
    <meta:document-statistic meta:table-count="6" meta:image-count="3" meta:object-count="0" meta:page-count="8" meta:paragraph-count="117" meta:word-count="1159" meta:character-count="7420"/>
    <meta:user-defined meta:name="Autor">Consejería de Hacienda y Administración Pública</meta:user-defined>
    <meta:user-defined meta:name="Departamento">Servicio de Coordinación y Desarrollo de Sistemas Horizontales</meta:user-defined>
  </office:meta>
</office:document-meta>
</file>